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3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Qui est l'auteur de la pièce de théâtre "Hamlet" ?</text:p>
          </table:table-cell>
          <table:table-cell office:value-type="string" table:style-name="ce3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default-cell-style-name="ce1"/>
        <table:table-column table:style-name="co1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3" table:number-columns-repeated="2" table:default-cell-style-name="ce1"/>
        <table:table-column table:style-name="co1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Quel donjon fallait il faire pour obtenir</text:p>
            <text:p>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Quelle bière a pour effet :</text:p>
            <text:p>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4" table:default-cell-style-name="ce1"/>
        <table:table-column table:style-name="co75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0" table:default-cell-style-name="ce1"/>
        <table:table-column table:style-name="co115" table:default-cell-style-name="ce1"/>
        <table:table-column table:style-name="co12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Jeremy BOCLET</dc:creator>
    <dc:date>2024-03-12T13:32:50Z</dc:date>
    <meta:editing-cycles>230</meta:editing-cycles>
    <meta:editing-duration>PT33288S</meta:editing-duration>
  </office:meta>
</office:document-meta>
</file>